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7E00BC1B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unkalap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_re</text:p>
          </table:table-cell>
          <table:table-cell table:style-name="ce1" office:value-type="float" office:value="-0.5">
            <text:p>-0,5</text:p>
          </table:table-cell>
          <table:table-cell/>
          <table:table-cell>
            <draw:frame table:end-cell-address="Munkalap1.J27" table:end-x="0.056cm" table:end-y="0.379cm" draw:z-index="0" draw:style-name="gr1" draw:text-style-name="P1" svg:width="13.565cm" svg:height="12.068cm" svg:x="0.04cm" svg:y="0.053cm">
              <draw:object draw:notify-on-update-of-ranges="Munkalap1.B1:Munkalap1.B1 Munkalap1.B2:Munkalap1.B2 Munkalap1.A4:Munkalap1.A4 Munkalap1.C4:Munkalap1.C4 Munkalap1.B4:Munkalap1.B4 Munkalap1.B4:Munkalap1.B14 Munkalap1.C4:Munkalap1.C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c_im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er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([.B4]*[.B4])-([.C4]*[.C4])+[.B$1]" office:value-type="float" office:value="-1.13">
            <text:p>-1,13</text:p>
          </table:table-cell>
          <table:table-cell table:formula="of:=2*([.B4]*[.C4])+[.B$2]" office:value-type="float" office:value="0.16">
            <text:p>0,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([.B5]*[.B5])-([.C5]*[.C5])+[.B$1]" office:value-type="float" office:value="0.7513">
            <text:p>0,7513</text:p>
          </table:table-cell>
          <table:table-cell table:formula="of:=2*([.B5]*[.C5])+[.B$2]" office:value-type="float" office:value="-0.3616">
            <text:p>-0,36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([.B6]*[.B6])-([.C6]*[.C6])+[.B$1]" office:value-type="float" office:value="-0.0663028699999996">
            <text:p>-0,06630287</text:p>
          </table:table-cell>
          <table:table-cell table:formula="of:=2*([.B6]*[.C6])+[.B$2]" office:value-type="float" office:value="-0.54334016">
            <text:p>-0,5433401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([.B7]*[.B7])-([.C7]*[.C7])+[.B$1]" office:value-type="float" office:value="-0.790822458898589">
            <text:p>-0,7908224589</text:p>
          </table:table-cell>
          <table:table-cell table:formula="of:=2*([.B7]*[.C7])+[.B$2]" office:value-type="float" office:value="0.072050023988518">
            <text:p>0,07205002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([.B8]*[.B8])-([.C8]*[.C8])+[.B$1]" office:value-type="float" office:value="0.120208955541665">
            <text:p>0,1202089555</text:p>
          </table:table-cell>
          <table:table-cell table:formula="of:=2*([.B8]*[.C8])+[.B$2]" office:value-type="float" office:value="-0.113957554268604">
            <text:p>-0,113957554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([.B9]*[.B9])-([.C9]*[.C9])+[.B$1]" office:value-type="float" office:value="-0.498536131182464">
            <text:p>-0,4985361312</text:p>
          </table:table-cell>
          <table:table-cell table:formula="of:=2*([.B9]*[.C9])+[.B$2]" office:value-type="float" office:value="-0.027397437149423">
            <text:p>-0,027397437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([.B10]*[.B10])-([.C10]*[.C10])+[.B$1]" office:value-type="float" office:value="-0.252212345467978">
            <text:p>-0,2522123455</text:p>
          </table:table-cell>
          <table:table-cell table:formula="of:=2*([.B10]*[.C10])+[.B$2]" office:value-type="float" office:value="0.0273172246415761">
            <text:p>0,027317224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([.B11]*[.B11])-([.C11]*[.C11])+[.B$1]" office:value-type="float" office:value="-0.43713516355566">
            <text:p>-0,4371351636</text:p>
          </table:table-cell>
          <table:table-cell table:formula="of:=2*([.B11]*[.C11])+[.B$2]" office:value-type="float" office:value="-0.0137794825970551">
            <text:p>-0,01377948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([.B12]*[.B12])-([.C12]*[.C12])+[.B$1]" office:value-type="float" office:value="-0.309102722923809">
            <text:p>-0,3091027229</text:p>
          </table:table-cell>
          <table:table-cell table:formula="of:=2*([.B12]*[.C12])+[.B$2]" office:value-type="float" office:value="0.0120469927575521">
            <text:p>0,012046992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([.B13]*[.B13])-([.C13]*[.C13])+[.B$1]" office:value-type="float" office:value="-0.404600636715587">
            <text:p>-0,4046006367</text:p>
          </table:table-cell>
          <table:table-cell table:formula="of:=2*([.B13]*[.C13])+[.B$2]" office:value-type="float" office:value="-0.00744751652880553">
            <text:p>-0,0074475165</text:p>
          </table:table-cell>
          <table:table-cell/>
        </table:table-row>
      </table:table>
      <table:table table:name="Munkala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2020.03.22</text:date>, <text:time>15:22:5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i Jki</meta:initial-creator>
    <meta:creation-date>2020-03-13T19:04:48.07</meta:creation-date>
    <dc:date>2020-03-22T15:22:50.13</dc:date>
    <dc:creator>Jki Jki</dc:creator>
    <meta:editing-duration>PT1H6M18S</meta:editing-duration>
    <meta:editing-cycles>3</meta:editing-cycles>
    <meta:generator>OpenOffice/4.1.5$Win32 OpenOffice.org_project/415m1$Build-9789</meta:generator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false" chart:logarithmic="false" chart:minimum="-2" chart:maximum="2" chart:interval-major="0.1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>
        <chart:symbol-image xlink:href="Pictures/2000000D000000DF000000DF7E00BC1B.svm" xlink:type="simple" xlink:actuate="onLoad"/>
      </style:chart-properties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66cm" svg:height="12.069cm" xlink:href=".." xlink:type="simple" chart:class="chart:scatter" chart:style-name="ch1">
        <chart:plot-area chart:style-name="ch2" table:cell-range-address="Munkalap1.B1:Munkalap1.B2 Munkalap1.A4:Munkalap1.A4 Munkalap1.C4:Munkalap1.C14" chart:data-source-has-labels="column" svg:x="0.472cm" svg:y="0.368cm" svg:width="12.549cm" svg:height="11.037cm">
          <chartooo:coordinate-region svg:x="0.472cm" svg:y="0.368cm" svg:width="12.549cm" svg:height="11.037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Munkalap1.B2:Munkalap1.B2" chart:class="chart:scatter">
            <chart:domain table:cell-range-address="Munkalap1.B1:Munkalap1.B1"/>
            <chart:data-point/>
          </chart:series>
          <chart:series chart:style-name="ch6" chart:values-cell-range-address="Munkalap1.C4:Munkalap1.C4" chart:label-cell-address="Munkalap1.A4:Munkalap1.A4" chart:class="chart:scatter">
            <chart:domain table:cell-range-address="Munkalap1.B4:Munkalap1.B4"/>
            <chart:data-point/>
          </chart:series>
          <chart:series chart:style-name="ch7" chart:values-cell-range-address="Munkalap1.C4:Munkalap1.C14" chart:class="chart:scatter">
            <chart:domain table:cell-range-address="Munkalap1.B4:Munkalap1.B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5">
                <text:p>-0.5</text:p>
                <draw:g>
                  <svg:desc>Munkalap1.B1:Munkalap1.B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unkalap1.B2:Munkalap1.B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Munkalap1.B4:Munkalap1.B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Munkalap1.A4:Munkalap1.A4</svg:desc>
                </draw:g>
              </table:table-cell>
              <table:table-cell office:value-type="float" office:value="0.8">
                <text:p>0.8</text:p>
                <draw:g>
                  <svg:desc>Munkalap1.C4:Munkalap1.C4</svg:desc>
                </draw:g>
              </table:table-cell>
            </table:table-row>
            <table:table-row>
              <table:table-cell office:value-type="string">
                <text:p>Oszlop B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Munkalap1.B4:Munkalap1.B14</svg:desc>
                </draw:g>
              </table:table-cell>
              <table:table-cell office:value-type="float" office:value="-1.13">
                <text:p>-1.13</text:p>
              </table:table-cell>
              <table:table-cell office:value-type="float" office:value="0.7513">
                <text:p>0.7513</text:p>
              </table:table-cell>
              <table:table-cell office:value-type="float" office:value="-0.0663028699999996">
                <text:p>-0.0663028699999996</text:p>
              </table:table-cell>
              <table:table-cell office:value-type="float" office:value="-0.790822458898589">
                <text:p>-0.790822458898589</text:p>
              </table:table-cell>
              <table:table-cell office:value-type="float" office:value="0.120208955541665">
                <text:p>0.120208955541665</text:p>
              </table:table-cell>
              <table:table-cell office:value-type="float" office:value="-0.498536131182464">
                <text:p>-0.498536131182464</text:p>
              </table:table-cell>
              <table:table-cell office:value-type="float" office:value="-0.252212345467978">
                <text:p>-0.252212345467978</text:p>
              </table:table-cell>
              <table:table-cell office:value-type="float" office:value="-0.43713516355566">
                <text:p>-0.43713516355566</text:p>
              </table:table-cell>
              <table:table-cell office:value-type="float" office:value="-0.309102722923809">
                <text:p>-0.309102722923809</text:p>
              </table:table-cell>
              <table:table-cell office:value-type="float" office:value="-0.404600636715587">
                <text:p>-0.404600636715587</text:p>
              </table:table-cell>
            </table:table-row>
            <table:table-row>
              <table:table-cell office:value-type="string">
                <text:p>Oszlop C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Munkalap1.C4:Munkalap1.C14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-0.3616">
                <text:p>-0.3616</text:p>
              </table:table-cell>
              <table:table-cell office:value-type="float" office:value="-0.54334016">
                <text:p>-0.54334016</text:p>
              </table:table-cell>
              <table:table-cell office:value-type="float" office:value="0.072050023988518">
                <text:p>0.072050023988518</text:p>
              </table:table-cell>
              <table:table-cell office:value-type="float" office:value="-0.113957554268604">
                <text:p>-0.113957554268604</text:p>
              </table:table-cell>
              <table:table-cell office:value-type="float" office:value="-0.027397437149423">
                <text:p>-0.027397437149423</text:p>
              </table:table-cell>
              <table:table-cell office:value-type="float" office:value="0.0273172246415761">
                <text:p>0.0273172246415761</text:p>
              </table:table-cell>
              <table:table-cell office:value-type="float" office:value="-0.0137794825970551">
                <text:p>-0.0137794825970551</text:p>
              </table:table-cell>
              <table:table-cell office:value-type="float" office:value="0.0120469927575521">
                <text:p>0.0120469927575521</text:p>
              </table:table-cell>
              <table:table-cell office:value-type="float" office:value="-0.00744751652880553">
                <text:p>-0.00744751652880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